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Footnote">
      <style:text-properties officeooo:rsid="04ba495b" officeooo:paragraph-rsid="04ba495b"/>
    </style:style>
    <style:style style:name="P1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61d6d" officeooo:paragraph-rsid="01d081cb" style:font-size-asian="11pt" style:font-style-asian="italic" style:font-size-complex="11pt" style:font-style-complex="italic"/>
    </style:style>
    <style:style style:name="P20" style:family="paragraph" style:parent-style-name="Standard">
      <style:paragraph-properties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officeooo:rsid="0003fba2" officeooo:paragraph-rsid="024781c7" style:font-size-asian="11pt" style:font-size-complex="11pt"/>
    </style:style>
    <style:style style:name="P21" style:family="paragraph" style:parent-style-name="Footnote">
      <style:text-properties officeooo:rsid="04ba495b" officeooo:paragraph-rsid="04ba495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3da809" style:font-style-asian="italic" style:font-style-complex="italic"/>
    </style:style>
    <style:style style:name="T3" style:family="text">
      <style:text-properties fo:font-style="italic" officeooo:rsid="02447a2a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8016c" style:font-style-asian="normal" style:font-style-complex="normal"/>
    </style:style>
    <style:style style:name="T12" style:family="text">
      <style:text-properties fo:font-style="normal" officeooo:rsid="01cc9768" style:font-style-asian="normal" style:font-style-complex="normal"/>
    </style:style>
    <style:style style:name="T13" style:family="text">
      <style:text-properties fo:font-style="normal" officeooo:rsid="01d71c81" style:font-style-asian="normal" style:font-style-complex="normal"/>
    </style:style>
    <style:style style:name="T14" style:family="text">
      <style:text-properties fo:font-style="normal" officeooo:rsid="022e9044" style:font-style-asian="normal" style:font-style-complex="normal"/>
    </style:style>
    <style:style style:name="T15" style:family="text">
      <style:text-properties fo:font-style="normal" officeooo:rsid="02405429" style:font-style-asian="normal" style:font-style-complex="normal"/>
    </style:style>
    <style:style style:name="T16" style:family="text">
      <style:text-properties fo:font-style="normal" officeooo:rsid="02416af1" style:font-style-asian="normal" style:font-style-complex="normal"/>
    </style:style>
    <style:style style:name="T17" style:family="text">
      <style:text-properties fo:font-style="normal" officeooo:rsid="0243363f" style:font-style-asian="normal" style:font-style-complex="normal"/>
    </style:style>
    <style:style style:name="T18" style:family="text">
      <style:text-properties fo:font-style="normal" officeooo:rsid="0246161b" style:font-style-asian="normal" style:font-style-complex="normal"/>
    </style:style>
    <style:style style:name="T19" style:family="text">
      <style:text-properties fo:font-style="normal" officeooo:rsid="02483170" style:font-style-asian="normal" style:font-style-complex="normal"/>
    </style:style>
    <style:style style:name="T20" style:family="text">
      <style:text-properties officeooo:rsid="000a14f6"/>
    </style:style>
    <style:style style:name="T21" style:family="text">
      <style:text-properties officeooo:rsid="005714b7"/>
    </style:style>
    <style:style style:name="T22" style:family="text">
      <style:text-properties officeooo:rsid="00880dbe"/>
    </style:style>
    <style:style style:name="T23" style:family="text">
      <style:text-properties officeooo:rsid="007c6d62"/>
    </style:style>
    <style:style style:name="T24" style:family="text">
      <style:text-properties officeooo:rsid="01c4f176"/>
    </style:style>
    <style:style style:name="T25" style:family="text">
      <style:text-properties officeooo:rsid="03b4652d"/>
    </style:style>
    <style:style style:name="T26" style:family="text">
      <style:text-properties officeooo:rsid="0473a949"/>
    </style:style>
    <style:style style:name="T27" style:family="text">
      <style:text-properties officeooo:rsid="0387836c"/>
    </style:style>
    <style:style style:name="T28" style:family="text">
      <style:text-properties officeooo:rsid="0003a8b9"/>
    </style:style>
    <style:style style:name="T29" style:family="text">
      <style:text-properties officeooo:rsid="01c8016c"/>
    </style:style>
    <style:style style:name="T30" style:family="text">
      <style:text-properties officeooo:rsid="01dff054"/>
    </style:style>
    <style:style style:name="T31" style:family="text">
      <style:text-properties officeooo:rsid="023da809"/>
    </style:style>
    <style:style style:name="T32" style:family="text">
      <style:text-properties officeooo:rsid="023ef7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2"><text:s text:c="4"/>Wolfgang <text:span text:style-name="T24">Esser-</text:span>Skala, 201<text:span text:style-name="T24">9</text:span></text:p>
      <text:p text:style-name="P12"/>
      <text:p text:style-name="P12"/>
      <text:p text:style-name="P9">© 201<text:span text:style-name="T24">9</text:span> by Wolfgang <text:span text:style-name="T24">Esser-</text:span>Skala. This edition is licensed under the Creative Commons Attribution<text:span text:style-name="T22">-NonCommercial-ShareAlike</text:span> 4.0 International License. To view a copy of this license, visit http://creativecommons.org/licenses/by<text:span text:style-name="T23">-nc-sa</text:span>/4.0/. </text:p>
      <text:p text:style-name="P8"/>
      <text:p text:style-name="P10">Music engraving by LilyPond 2.18.0 (http://www.lilypond.org).<text:span text:style-name="T21"><text:line-break/>Front matter</text:span> typeset with EB Garamond (http://www.georgduffner.at/ebgaramond).</text:p>
      <text:p text:style-name="P12"/>
      <text:p text:style-name="P7">First <text:span text:style-name="T24">version</text:span>, <text:span text:style-name="T29">October</text:span> 201<text:span text:style-name="T24">9</text:span></text:p>
      <text:p text:style-name="P16"/>
      <text:p text:style-name="P13">P R E F A C E <text:s text:c="2"/><text:span text:style-name="T1">&amp;</text:span> <text:s text:c="2"/>C R I T I C A L <text:s text:c="2"/>R E P O R T </text:p>
      <text:p text:style-name="P13"/>
      <text:p text:style-name="P1"/>
      <text:p text:style-name="P4">This edition <text:span text:style-name="T4">of the </text:span><text:span text:style-name="T2">Miserere</text:span><text:span text:style-name="T4"> </text:span>bases upon <text:span text:style-name="T31">the autograph manuscript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5"><text:tab/>http://digital.slub-dresden.de/<text:span text:style-name="T5">id42660167X</text:span> (siglum<text:span text:style-name="T26"> </text:span>Mus.2<text:span text:style-name="T31">740</text:span>-<text:span text:style-name="T31">E</text:span>-<text:span text:style-name="T31">1</text:span>)</text:p>
      <text:p text:style-name="P3"/>
      <text:p text:style-name="P2">In general, this edition closely follows the <text:span text:style-name="T27">manuscript</text:span>. Any changes <text:span text:style-name="T20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15"/>
      <text:p text:style-name="P2"/>
      <text:p text:style-name="P20"><text:span text:style-name="T1">Bar<text:tab/>Staff<text:tab/>Note</text:span><text:span text:style-name="T8"><text:tab/></text:span><text:span text:style-name="T14"><text:line-break/></text:span><text:span text:style-name="T18">9<text:tab/>A</text:span><text:span text:style-name="T9"><text:note text:id="ftn1" text:note-class="footnote"><text:note-citation>1</text:note-citation><text:note-body><text:p text:style-name="P18">Abbreviations: Ms, manuscript;<text:span text:style-name="T32"> </text:span>org, organ; <text:span text:style-name="T30">r, rest; </text:span>vl, violin<text:span text:style-name="T30">; vla, viola</text:span>.</text:p></text:note-body></text:note></text:span><text:span text:style-name="T18"><text:tab/>1st quarter in Ms: bes′4</text:span><text:span text:style-name="T19"><text:line-break/>29<text:tab/>A<text:tab/>7th eughth in Ms: c′8</text:span><text:span text:style-name="T18"><text:line-break/></text:span><text:span text:style-name="T17">172ff<text:tab/>org<text:tab/>Throughout the </text:span><text:span text:style-name="T3">Amen</text:span><text:span text:style-name="T17">, bass figures <text:s/>are missing in the Ms.<text:line-break/></text:span><text:span text:style-name="T15">181</text:span><text:span text:style-name="T12"><text:tab/></text:span><text:span text:style-name="T15">–</text:span><text:span text:style-name="T12"><text:tab/></text:span><text:span text:style-name="T15">Jan Dismas Zelenka finished the manuscript starting from this bar.</text:span><text:span text:style-name="T16"><text:line-break/>189<text:tab/>org<text:tab/>upper voice missing in Ms</text:span><text:span text:style-name="T12"><text:line-break/></text:span><text:span text:style-name="T13"><text:line-break/></text:span><text:span text:style-name="T10"><text:line-break/><text:line-break/><text:line-break/></text:span><text:span text:style-name="T28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rrer-miserere). Your help will be greatly appreciated.</text:span></text:p>
      <text:p text:style-name="P6"/>
      <text:p text:style-name="P6"/>
      <text:p text:style-name="P6"><text:span text:style-name="T6">Salzburg, </text:span><text:span text:style-name="T11">October</text:span><text:span text:style-name="T6"> 201</text:span><text:span text:style-name="T7">9</text:span><text:line-break/>Wolfgang <text:span text:style-name="T25">Esser-</text:span>Skala</text:p>
      <text:p text:style-name="P17"><text:line-break/>C O N T E N T S</text:p>
      <text:p text:style-name="P14"/>
      <text:p text:style-name="P11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0-07T21:21:40.249923403</dc:date>
    <dc:creator>Wolfgang Skala</dc:creator>
    <meta:editing-duration>P5DT21H26M7S</meta:editing-duration>
    <meta:editing-cycles>525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281" meta:character-count="1923" meta:non-whitespace-character-count="1632"/>
  </office:meta>
</office:document-meta>
</file>